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2.bean1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AndBeanMethodTests.newConfigurationClas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ClassAndBeanMethodTests.new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2.bean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AndBeanMethodTests.verify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Config1.bean2( String text , Integer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1.bean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AndBeanMethodTests.verify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1.bean1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AndBeanMethodTests.getBeanMethods( ConfigurationClass configura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2.bean2( String text , Integer 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ClassAndBeanMethodTests.verify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